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000000" fo:font-size="12pt" fo:font-weight="normal" officeooo:rsid="0019c1f3" officeooo:paragraph-rsid="0019c1f3" style:font-size-asian="12pt" style:font-weight-asian="normal" style:font-size-complex="12pt" style:font-weight-complex="normal"/>
    </style:style>
    <style:style style:name="P2" style:family="paragraph" style:parent-style-name="Heading_20_1">
      <style:text-properties fo:color="#000000" fo:font-size="12pt" fo:font-weight="normal" officeooo:rsid="0019c1f3" officeooo:paragraph-rsid="001b5f6b" style:font-size-asian="12pt" style:font-weight-asian="normal" style:font-size-complex="12pt" style:font-weight-complex="normal"/>
    </style:style>
    <style:style style:name="P3" style:family="paragraph" style:parent-style-name="Heading_20_1">
      <style:text-properties fo:color="#000000" fo:font-size="12pt" style:text-underline-style="none" fo:font-weight="normal" officeooo:rsid="0019c1f3" officeooo:paragraph-rsid="001b5f6b" style:font-size-asian="12pt" style:font-weight-asian="normal" style:font-size-complex="12pt" style:font-weight-complex="normal"/>
    </style:style>
    <style:style style:name="P4" style:family="paragraph" style:parent-style-name="Heading_20_1">
      <style:text-properties fo:color="#2a6099" fo:font-size="24pt" style:text-underline-style="solid" style:text-underline-width="auto" style:text-underline-color="font-color" fo:font-weight="normal" officeooo:rsid="0019c1f3" officeooo:paragraph-rsid="0019c1f3" style:font-size-asian="24pt" style:font-weight-asian="normal" style:font-size-complex="24pt" style:font-weight-complex="normal"/>
    </style:style>
    <style:style style:name="P5" style:family="paragraph" style:parent-style-name="Heading_20_1">
      <style:text-properties fo:color="#2a6099" fo:font-size="24pt" style:text-underline-style="solid" style:text-underline-width="auto" style:text-underline-color="font-color" fo:font-weight="normal" officeooo:rsid="0019c1f3" officeooo:paragraph-rsid="001b5f6b" style:font-size-asian="24pt" style:font-weight-asian="normal" style:font-size-complex="24pt" style:font-weight-complex="normal"/>
    </style:style>
    <style:style style:name="P6" style:family="paragraph" style:parent-style-name="Heading_20_1">
      <style:text-properties fo:color="#2a6099" fo:font-size="24pt" style:text-underline-style="solid" style:text-underline-width="auto" style:text-underline-color="font-color" fo:font-weight="normal" officeooo:rsid="0019c1f3" officeooo:paragraph-rsid="001b9ea5" style:font-size-asian="24pt" style:font-weight-asian="normal" style:font-size-complex="24pt" style:font-weight-complex="normal"/>
    </style:style>
    <style:style style:name="P7" style:family="paragraph" style:parent-style-name="Heading_20_1">
      <style:text-properties officeooo:paragraph-rsid="001b9ea5"/>
    </style:style>
    <style:style style:name="P8" style:family="paragraph" style:parent-style-name="Standard">
      <style:text-properties fo:color="#c9211e" officeooo:rsid="0019c1f3" officeooo:paragraph-rsid="0019c1f3"/>
    </style:style>
    <style:style style:name="P9" style:family="paragraph" style:parent-style-name="Standard">
      <style:text-properties fo:color="#c9211e" officeooo:rsid="0019c1f3" officeooo:paragraph-rsid="001b5f6b"/>
    </style:style>
    <style:style style:name="P10" style:family="paragraph" style:parent-style-name="Standard">
      <style:text-properties fo:color="#2a6099" fo:font-size="24pt" style:text-underline-style="solid" style:text-underline-width="auto" style:text-underline-color="font-color" fo:font-weight="bold" officeooo:rsid="0019c1f3" officeooo:paragraph-rsid="0019c1f3" style:font-size-asian="24pt" style:font-weight-asian="bold" style:font-size-complex="24pt" style:font-weight-complex="bold"/>
    </style:style>
    <style:style style:name="P11" style:family="paragraph" style:parent-style-name="Standard">
      <style:text-properties fo:color="#2a6099" fo:font-size="24pt" style:text-underline-style="solid" style:text-underline-width="auto" style:text-underline-color="font-color" fo:font-weight="bold" officeooo:rsid="0019c1f3" officeooo:paragraph-rsid="001b5f6b" style:font-size-asian="24pt" style:font-weight-asian="bold" style:font-size-complex="24pt" style:font-weight-complex="bold"/>
    </style:style>
    <style:style style:name="P12" style:family="paragraph" style:parent-style-name="Standard">
      <style:text-properties fo:color="#2a6099" fo:font-size="24pt" style:text-underline-style="solid" style:text-underline-width="auto" style:text-underline-color="font-color" fo:font-weight="bold" officeooo:rsid="0019c1f3" officeooo:paragraph-rsid="001b9ea5" style:font-size-asian="24pt" style:font-weight-asian="bold" style:font-size-complex="24pt" style:font-weight-complex="bold"/>
    </style:style>
    <style:style style:name="P13" style:family="paragraph" style:parent-style-name="Standard">
      <style:text-properties fo:color="#000000" fo:font-size="12pt" fo:font-weight="normal" officeooo:rsid="0019c1f3" officeooo:paragraph-rsid="001b9ea5" style:font-size-asian="12pt" style:font-weight-asian="normal" style:font-size-complex="12pt" style:font-weight-complex="normal"/>
    </style:style>
    <style:style style:name="P14" style:family="paragraph" style:parent-style-name="Text_20_body">
      <style:text-properties fo:color="#000000" fo:font-size="12pt" fo:font-weight="normal" officeooo:rsid="0019c1f3" officeooo:paragraph-rsid="0019c1f3" style:font-size-asian="12pt" style:font-weight-asian="normal" style:font-size-complex="12pt" style:font-weight-complex="normal"/>
    </style:style>
    <style:style style:name="P15" style:family="paragraph" style:parent-style-name="Text_20_body">
      <style:text-properties fo:color="#000000" fo:font-size="12pt" fo:font-weight="normal" officeooo:rsid="0019c1f3" officeooo:paragraph-rsid="001b5f6b" style:font-size-asian="12pt" style:font-weight-asian="normal" style:font-size-complex="12pt" style:font-weight-complex="normal"/>
    </style:style>
    <style:style style:name="P16" style:family="paragraph" style:parent-style-name="Text_20_body">
      <style:text-properties fo:color="#000000" fo:font-size="12pt" fo:font-weight="normal" officeooo:rsid="0019c1f3" officeooo:paragraph-rsid="001b9ea5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color="#000000" fo:font-size="12pt" fo:font-weight="normal" officeooo:rsid="001b5f6b" officeooo:paragraph-rsid="001b5f6b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color="#000000" fo:font-size="12pt" style:text-underline-style="none" fo:font-weight="normal" officeooo:rsid="0019c1f3" officeooo:paragraph-rsid="001b5f6b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color="#000000" fo:font-size="12pt" style:text-underline-style="none" fo:font-weight="normal" officeooo:rsid="001b5f6b" officeooo:paragraph-rsid="001b5f6b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color="#000000" style:text-underline-style="none" officeooo:paragraph-rsid="0019c1f3"/>
    </style:style>
    <style:style style:name="P21" style:family="paragraph" style:parent-style-name="Text_20_body">
      <style:text-properties officeooo:paragraph-rsid="0019c1f3"/>
    </style:style>
    <style:style style:name="P22" style:family="paragraph" style:parent-style-name="Text_20_body">
      <style:text-properties fo:color="#ff0000" style:text-underline-style="solid" style:text-underline-width="auto" style:text-underline-color="font-color" officeooo:paragraph-rsid="0019c1f3"/>
    </style:style>
    <style:style style:name="P23" style:family="paragraph" style:parent-style-name="Text_20_body">
      <style:text-properties fo:color="#2a6099" style:text-underline-style="solid" style:text-underline-width="auto" style:text-underline-color="font-color" officeooo:paragraph-rsid="0019c1f3"/>
    </style:style>
    <style:style style:name="P24" style:family="paragraph" style:parent-style-name="Text_20_body">
      <style:text-properties fo:color="#2a6099" style:text-underline-style="solid" style:text-underline-width="auto" style:text-underline-color="font-color" officeooo:paragraph-rsid="001b9ea5"/>
    </style:style>
    <style:style style:name="P25" style:family="paragraph" style:parent-style-name="Text_20_body">
      <style:text-properties fo:color="#2a6099" fo:font-size="24pt" fo:font-weight="normal" officeooo:rsid="001b5f6b" officeooo:paragraph-rsid="001b5f6b" style:font-size-asian="24pt" style:font-weight-asian="normal" style:font-size-complex="24pt" style:font-weight-complex="normal"/>
    </style:style>
    <style:style style:name="P26" style:family="paragraph" style:parent-style-name="Text_20_body">
      <style:text-properties fo:color="#2a6099" fo:font-size="24pt" style:text-underline-style="solid" style:text-underline-width="auto" style:text-underline-color="font-color" fo:font-weight="normal" officeooo:rsid="001b5f6b" officeooo:paragraph-rsid="001b5f6b" style:font-size-asian="24pt" style:font-weight-asian="normal" style:font-size-complex="24pt" style:font-weight-complex="normal"/>
    </style:style>
    <style:style style:name="P27" style:family="paragraph" style:parent-style-name="Text_20_body">
      <style:text-properties fo:color="#2a6099" fo:font-size="24pt" style:text-underline-style="solid" style:text-underline-width="auto" style:text-underline-color="font-color" fo:font-weight="normal" officeooo:rsid="001b5f6b" officeooo:paragraph-rsid="001b9ea5" style:font-size-asian="24pt" style:font-weight-asian="normal" style:font-size-complex="24pt" style:font-weight-complex="normal"/>
    </style:style>
    <style:style style:name="T1" style:family="text">
      <style:text-properties fo:color="#000000" fo:font-size="12pt" fo:font-weight="normal" officeooo:rsid="0019c1f3" style:font-size-asian="12pt" style:font-weight-asian="normal" style:font-size-complex="12pt" style:font-weight-complex="normal"/>
    </style:style>
    <style:style style:name="T2" style:family="text">
      <style:text-properties officeooo:rsid="001b5f6b"/>
    </style:style>
    <style:style style:name="T3" style:family="text">
      <style:text-properties officeooo:rsid="001b9ea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24pt" fo:font-weight="normal" officeooo:rsid="001b5f6b" style:font-size-asian="24pt" style:font-weight-asian="normal" style:font-size-complex="24pt" style:font-weight-complex="normal"/>
    </style:style>
    <style:style style:name="T7" style:family="text">
      <style:text-properties fo:font-size="24pt" fo:font-weight="normal" officeooo:rsid="001b9ea5" style:font-size-asian="24pt" style:font-weight-asian="normal" style:font-size-complex="24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pic:</text:p>
      <text:p text:style-name="P8"/>
      <text:h text:style-name="P1" text:outline-level="1">* Gerenciamento do usuário</text:h>
      <text:p text:style-name="P14"/>
      <text:h text:style-name="P4" text:outline-level="1">Backlog:</text:h>
      <text:h text:style-name="P1" text:outline-level="1">* Como usuário deseja cadastrar a conta no site</text:h>
      <text:p text:style-name="P14"/>
      <text:p text:style-name="P25">Itens:</text:p>
      <text:p text:style-name="P17"/>
      <text:p text:style-name="P17">1: Cenário: Cliente está sem cadastro e deseja cadastrar uma conta</text:p>
      <text:p text:style-name="Text_20_body">Dado que o cliente esteja na tela de login</text:p>
      <text:p text:style-name="Text_20_body">E não esteja cadastrado no site </text:p>
      <text:p text:style-name="Text_20_body">Quando o cliente clicar em “criar conta”</text:p>
      <text:p text:style-name="Text_20_body">Então será redirecionado para uma tela de criação de nova conta</text:p>
      <text:p text:style-name="Text_20_body"><text:line-break/>2: Cenário: Cliente sem cadastrado deseja fazer o login</text:p>
      <text:p text:style-name="Text_20_body">Dado que o cliente esteja na tela de login</text:p>
      <text:p text:style-name="Text_20_body">E esteja sem cadastrado no site</text:p>
      <text:p text:style-name="Text_20_body">Mas digita o username não cadastrado</text:p>
      <text:p text:style-name="Text_20_body">Quando o cliente clicar em “login”</text:p>
      <text:p text:style-name="Text_20_body">Então uma mensagem surgirá informando que usuário <text:span text:style-name="T2">não cadastrado</text:span></text:p>
      <text:p text:style-name="P17"/>
      <text:p text:style-name="P11">Epic:</text:p>
      <text:h text:style-name="P2" text:outline-level="1">* Gerenciamento do usuário</text:h>
      <text:h text:style-name="P5" text:outline-level="1">Backlog:</text:h>
      <text:h text:style-name="P3" text:outline-level="1">* Como usu<text:span text:style-name="T2">á</text:span>rio deseja alterar dados cadastrais</text:h>
      <text:p text:style-name="P18"/>
      <text:p text:style-name="P26"><text:soft-page-break/>Item:</text:p>
      <text:p text:style-name="P26"/>
      <text:p text:style-name="P19">Cenário: Cliente deseja alterar dados de seu cadastrado no site</text:p>
      <text:p text:style-name="Text_20_body">Dado que o cliente esteja já logado</text:p>
      <text:p text:style-name="Text_20_body">E clicar em seu perfil</text:p>
      <text:p text:style-name="Text_20_body">Quando o cliente realizar a alteração de seus dados e clicar no botão de “Alterar”</text:p>
      <text:p text:style-name="Text_20_body">Então uma mensagem surgirá informando que a “alteração foi realizada com sucesso”</text:p>
      <text:p text:style-name="P26"/>
      <text:p text:style-name="P11">Epic:</text:p>
      <text:p text:style-name="P9"/>
      <text:h text:style-name="P2" text:outline-level="1">* Gerenciamento do usuário</text:h>
      <text:p text:style-name="P15"/>
      <text:h text:style-name="P5" text:outline-level="1">Backlog:</text:h>
      <text:h text:style-name="P2" text:outline-level="1">* Como usuário deseja redefinir sua senha</text:h>
      <text:p text:style-name="P15"/>
      <text:p text:style-name="P26">Itens:</text:p>
      <text:p text:style-name="P19">Cen<text:span text:style-name="T3">á</text:span>rio Cliente deseja redefinir sua senha</text:p>
      <text:p text:style-name="Text_20_body">Dado que o cliente esteja na tela do login</text:p>
      <text:p text:style-name="Text_20_body">E ao clicar no botão redefinir senha</text:p>
      <text:p text:style-name="Text_20_body">Quando alterar sua senha e clicar em “alterar senha”</text:p>
      <text:p text:style-name="Text_20_body">Então surgirá a mensagem senha alterada com sucesso.</text:p>
      <text:p text:style-name="Text_20_body"/>
      <text:p text:style-name="P12">Epic:</text:p>
      <text:p text:style-name="P13"/>
      <text:p text:style-name="P13">* <text:span text:style-name="T3">Autenticação de usuário</text:span></text:p>
      <text:h text:style-name="P6" text:outline-level="1"><text:soft-page-break/>Backlog:</text:h>
      <text:h text:style-name="P7" text:outline-level="1"><text:span text:style-name="T1">* </text:span><text:span text:style-name="T5">Como usuário inseriu dados errados no login</text:span></text:h>
      <text:p text:style-name="P16"/>
      <text:p text:style-name="P16"/>
      <text:p text:style-name="P27">Itens:</text:p>
      <text:p text:style-name="Text_20_body"/>
      <text:p text:style-name="P19">Cenário: Cliente cadastrado informa dados errados</text:p>
      <text:p text:style-name="Text_20_body">Dado que o cliente esteja na tela de login</text:p>
      <text:p text:style-name="Text_20_body">E esteja cadastrado no site</text:p>
      <text:p text:style-name="Text_20_body">Mas digita no username correto mas a senha errada</text:p>
      <text:p text:style-name="Text_20_body">Quando o cliente clicar em “login”</text:p>
      <text:p text:style-name="Text_20_body">Então uma mensagem surgirá informando que a senha está incorreta</text:p>
      <text:p text:style-name="P26"/>
      <text:p text:style-name="P12">Epic:</text:p>
      <text:p text:style-name="P13"/>
      <text:p text:style-name="P13">* <text:span text:style-name="T3">Listagem de produtos</text:span></text:p>
      <text:h text:style-name="P6" text:outline-level="1">Backlog:</text:h>
      <text:h text:style-name="P7" text:outline-level="1"><text:span text:style-name="T1">* Como usuário deseja listar no sistema produtos por categorias</text:span></text:h>
      <text:p text:style-name="P16"/>
      <text:p text:style-name="P27">It<text:span text:style-name="T3">e</text:span>ns:</text:p>
      <text:p text:style-name="P20">Cenário: cliente cadastrado deseja listar os produtos por categorias</text:p>
      <text:p text:style-name="Text_20_body">Dado que o cliente tenha realizado o login com sucesso e esteja na tela de produtos</text:p>
      <text:p text:style-name="Text_20_body">E ao clicar no botão “categorias”</text:p>
      <text:p text:style-name="Text_20_body">Quando selecionar a categoria desejada “feminina, infantil, masculina, produtos esportivos”</text:p>
      <text:p text:style-name="Text_20_body">Então serão visualizados apenas os produtos daquela categoria selecionada</text:p>
      <text:p text:style-name="P23"/>
      <text:p text:style-name="P23"/>
      <text:p text:style-name="P12"><text:soft-page-break/>Epic:</text:p>
      <text:p text:style-name="P13"/>
      <text:p text:style-name="P13">* <text:span text:style-name="T3">Manipulação de Carrinhos</text:span></text:p>
      <text:h text:style-name="P6" text:outline-level="1">Backlog:</text:h>
      <text:h text:style-name="P7" text:outline-level="1"><text:span text:style-name="T1">* Como usuário deseja alterar a quantidade de produtos selecionados no carrinho</text:span></text:h>
      <text:p text:style-name="P16"/>
      <text:p text:style-name="P24"><text:span text:style-name="T6">It</text:span><text:span text:style-name="T7">e</text:span><text:span text:style-name="T6">ns:</text:span></text:p>
      <text:p text:style-name="P20">Cenário: Cliente deseja alterar a quantidade de itens selecionados no carrinho</text:p>
      <text:p text:style-name="Text_20_body">Dado que o cliente esteja na tela do carrinho</text:p>
      <text:p text:style-name="Text_20_body">E ao visualizar os produtos haverá um botão para incrementar e diminuir a quantidade solicitada do iten</text:p>
      <text:p text:style-name="Text_20_body">Quando clicar em “chekout”</text:p>
      <text:p text:style-name="Text_20_body">Então será redirecionado para a tela de confirmação dos dados do pagamento</text:p>
      <text:p text:style-name="P22"/>
      <text:p text:style-name="P22"/>
      <text:p text:style-name="P2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14:30:35.079033780</meta:creation-date>
    <dc:date>2024-03-06T15:03:31.167307623</dc:date>
    <meta:editing-duration>PT1M34S</meta:editing-duration>
    <meta:editing-cycles>1</meta:editing-cycles>
    <meta:document-statistic meta:table-count="0" meta:image-count="0" meta:object-count="0" meta:page-count="4" meta:paragraph-count="67" meta:word-count="420" meta:character-count="2537" meta:non-whitespace-character-count="2182"/>
    <meta:generator>LibreOffice/6.4.7.2$Linux_X86_64 LibreOffice_project/40$Build-2</meta:generator>
  </office:meta>
</office:document-meta>
</file>